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2.092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ISAM 7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WebSEAL Task Administration</text:p>
          </table:table-cell>
          <table:covered-table-cell table:style-name="ce1"/>
          <table:covered-table-cell table:style-name="ce1"/>
          <table:table-cell table:number-columns-repeated="1021"/>
        </table:table-row>
        <table:table-row table:style-name="ro1">
          <table:table-cell table:style-name="ce1" office:value-type="string">
            <text:p>Pdadmin comand</text:p>
          </table:table-cell>
          <table:table-cell table:style-name="ce1" office:value-type="string">
            <text:p>Minimum Permissions Needed</text:p>
          </table:table-cell>
          <table:table-cell table:style-name="ce1" office:value-type="string">
            <text:p>Pdadmin only Command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eneral Commands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dmin show conf</text:p>
          </table:table-cell>
          <table:table-cell office:value-type="string">
            <text:p>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onfig modify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onfig show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ext show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rrtext</text:p>
          </table:table-cell>
          <table:table-cell office:value-type="string">
            <text:p>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xit / qui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elp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ogin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ogou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cl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ttach</text:p>
          </table:table-cell>
          <table:table-cell office:value-type="string">
            <text:p>Ta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etach</text:p>
          </table:table-cell>
          <table:table-cell office:value-type="string">
            <text:p>T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 &lt;acl-name&gt;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 &lt;acl-name&gt;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nd &lt;acl-name&gt;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 &lt;pattern&gt; &lt;max-return&gt;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 &lt;acl-name&gt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Description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Remove</text:span> any-other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Remove</text:span> group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Remove</text:span> unauthenticated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Remove</text:span> user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Set</text:span> any-other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Set</text:span> any-other &lt;perms&gt;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span text:style-name="T1">Set</text:span> description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group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group &lt;perms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unauthenticated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unauthenticated &lt;perms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 <text:span text:style-name="T2">user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 <text:span text:style-name="T2">user &lt;perms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elete<text:span text:style-name="T2"> attribute &lt;attr-name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elete<text:span text:style-name="T2"> attribute &lt;attr-name&gt; &lt;attr-value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 <text:span text:style-name="T2">attribute &lt;attr-name&gt; &lt;attr-value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 &lt;acl-name&gt;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ttribute <text:span text:style-name="T2">&lt;attr-name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ction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roup 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roup 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roup list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uthzrule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ttach</text:p>
          </table:table-cell>
          <table:table-cell office:value-type="string">
            <text:p>Ta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Detach</text:p>
          </table:table-cell>
          <table:table-cell office:value-type="string">
            <text:p>T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ind</text:p>
          </table:table-cell>
          <table:table-cell office:value-type="string">
            <text:p>Tvb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odify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omain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roup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mport</text:p>
          </table:table-cell>
          <table:table-cell office:value-type="string">
            <text:p>T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-dn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dd (user-list)</text:p>
          </table:table-cell>
          <table:table-cell office:value-type="string">
            <text:p>T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scription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move (user-list)</text:p>
          </table:table-cell>
          <table:table-cell office:value-type="string">
            <text:p>T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Object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ces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xist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b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andshow</text:p>
          </table:table-cell>
          <table:table-cell office:value-type="string">
            <text:p>Tvb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office:value-type="string">
            <text:p>Tm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Delete attribute &lt;attr-name&gt;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 attribute &lt;attr-name&gt; &lt;attr-value&gt;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 description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 ispolicyattachabl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et type</text:p>
          </table:table-cell>
          <table:table-cell office:value-type="string">
            <text:p>T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Objectspace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b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olicy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e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t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op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 attribute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lete <text:span text:style-name="T2">attribute &lt;attr-name&gt;</text:span>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elete <text:span text:style-name="T2">attribute &lt;attr-name&gt; &lt;attr-value&gt;</text:span></text:p>
          </table:table-cell>
          <table:table-cell office:value-type="string">
            <text:p>T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attribute &lt;attr-name&gt; &lt;attr-value&gt;</text:span>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how <text:span text:style-name="T2">&lt;pop-name&gt; attribute &lt;attr-name&gt;</text:span>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et<text:span text:style-name="T2"> description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 <text:span text:style-name="T2">tod-access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ipauth remove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 <text:span text:style-name="T2">ipauth anyothernw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ipauth add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warning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audit-level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et<text:span text:style-name="T2"> qop</text:span></text:p>
          </table:table-cell>
          <table:table-cell office:value-type="string">
            <text:p>Tv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ttach</text:p>
          </table:table-cell>
          <table:table-cell office:value-type="string">
            <text:p>Tv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tach</text:p>
          </table:table-cell>
          <table:table-cell office:value-type="string">
            <text:p>Tva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nd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src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m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srccred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m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 user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Rsrcgroup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m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m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dify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rver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ver list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ver listtask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ver replicat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ver show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rver task</text:p>
          </table:table-cell>
          <table:table-cell office:value-type="string">
            <text:p>--------------------------------------------</text:p>
          </table:table-cell>
          <table:table-cell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ynurl updat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mt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Load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lear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ache flush all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d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move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sl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sl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ottle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ffline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nline</text:p>
          </table:table-cell>
          <table:table-cell office:value-type="string">
            <text:p>Ts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Virtualhost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reat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Add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Remove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elete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List</text:p>
          </table:table-cell>
          <table:table-cell office:value-type="string">
            <text:p>Tl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Listremote</text:p>
          </table:table-cell>
          <table:table-cell office:value-type="string">
            <text:p>Tl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how</text:p>
          </table:table-cell>
          <table:table-cell office:value-type="string">
            <text:p>Tl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Throttle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Offline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Online</text:p>
          </table:table-cell>
          <table:table-cell office:value-type="string">
            <text:p>Tc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load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rminate all_sessions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fresh all_sessions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r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On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Off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Jd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Export fil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Import fil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fgd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Export fil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Import file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rver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Restart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ync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ile cat</text:p>
          </table:table-cell>
          <table:table-cell office:value-type="string">
            <text:p>T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Help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rac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et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how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st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tat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Show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st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n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ff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eset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et</text:p>
          </table:table-cell>
          <table:table-cell office:value-type="string">
            <text:p>Tst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rver task sms</text:p>
          </table:table-cell>
          <table:table-cell table:style-name="ce1" office:value-type="string">
            <text:p>--------------------------------------------</text:p>
          </table:table-cell>
          <table:table-cell table:style-name="ce1"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Realm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how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ssion refresh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ll_session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ession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plica set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how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ssion lis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rminate</text:p>
          </table:table-cell>
          <table:table-cell/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all_sessions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rac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Ge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Set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ser</text:p>
          </table:table-cell>
          <table:table-cell table:style-name="ce1" office:value-type="string">
            <text:p>--------------------------------------------</text:p>
          </table:table-cell>
          <table:table-cell table:style-name="ce1" office:value-type="string">
            <text:p>--------------------------------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efault user</text:p>
          </table:table-cell>
          <table:table-cell office:value-type="string">
            <text:p>T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efault user w/ group</text:p>
          </table:table-cell>
          <table:table-cell office:value-type="string">
            <text:p>T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office:value-type="string">
            <text:p>Td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mport</text:p>
          </table:table-cell>
          <table:table-cell office:value-type="string">
            <text:p>TN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ist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office:value-type="string">
            <text:p>It will come back with no result, but it will not throw an error when you have no permission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List-dn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office:value-type="string">
            <text:p>It will come back with no result, but it will not throw an error when you have no permissions</text:p>
          </table:table-cell>
          <table:table-cell table:style-name="ce8" table:number-columns-repeated="1020"/>
        </table:table-row>
        <table:table-row table:style-name="ro1">
          <table:table-cell table:style-name="ce1" office:value-type="string">
            <text:p>Modify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-valid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scription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Gsouser</text:p>
          </table:table-cell>
          <table:table-cell office:value-type="string">
            <text:p>Tm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assword</text:p>
          </table:table-cell>
          <table:table-cell office:value-type="string">
            <text:p>TW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Password-valid</text:p>
          </table:table-cell>
          <table:table-cell office:value-type="string">
            <text:p>TW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office:value-type="string">
            <text:p>One can show themselves with no permission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how-dn</text:p>
          </table:table-cell>
          <table:table-cell office:value-type="string">
            <text:p>Tv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ow-groups</text:p>
          </table:table-cell>
          <table:table-cell office:value-type="string">
            <text:p>Tv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1/09/2014</text:date>, <text:time>14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0-23T12:34:55.58</meta:creation-date>
    <dc:date>2014-01-09T14:02:55.94</dc:date>
    <meta:editing-duration>PT71H24M03S</meta:editing-duration>
    <meta:editing-cycles>8</meta:editing-cycles>
    <meta:generator>IBM_Lotus_Symphony/3.0$Win32 OpenOffice.org_project/310m11$Build-9399</meta:generator>
    <meta:document-statistic meta:table-count="1" meta:cell-count="640" meta:object-count="0"/>
    <meta:user-defined meta:name="Info 1"/>
    <meta:user-defined meta:name="Info 2"/>
    <meta:user-defined meta:name="Info 3"/>
    <meta:user-defined meta:name="Info 4"/>
  </office:meta>
</office:document-meta>
</file>